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color="#ce181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I6:centered_ion.I8 centered_ion.N6:centered_ion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T5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5.16772070233422" calcext:value-type="float">
            <text:p>5.167720702334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-1.18597321284981" calcext:value-type="float">
            <text:p>-1.18597321284981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.919124" calcext:value-type="float">
            <text:p>-9.919124</text:p>
          </table:table-cell>
          <table:table-cell table:style-name="ce2"/>
          <table:table-cell table:style-name="ce2" office:value-type="float" office:value="5.258441" calcext:value-type="float">
            <text:p>5.258441</text:p>
          </table:table-cell>
          <table:table-cell office:value-type="float" office:value="45.146" calcext:value-type="float">
            <text:p>45.146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T6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float" office:value="0.296546883381783" calcext:value-type="float">
            <text:p>0.296546883381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.886872" calcext:value-type="float">
            <text:p>-9.886872</text:p>
          </table:table-cell>
          <table:table-cell table:style-name="ce2"/>
          <table:table-cell table:style-name="ce2" office:value-type="float" office:value="5.243907" calcext:value-type="float">
            <text:p>5.243907</text:p>
          </table:table-cell>
          <table:table-cell office:value-type="float" office:value="176.89" calcext:value-type="float">
            <text:p>176.89</text:p>
          </table:table-cell>
          <table:table-cell office:value-type="float" office:value="15.9" calcext:value-type="float">
            <text:p>15.9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2.30539353176" calcext:value-type="float">
            <text:p>22.30539353176</text:p>
          </table:table-cell>
          <table:table-cell table:formula="of:=[.T7]/4.184" office:value-type="float" office:value="5.33111700089866" calcext:value-type="float">
            <text:p>5.33111700089866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8.873" calcext:value-type="float">
            <text:p>1208.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.872508" calcext:value-type="float">
            <text:p>-9.872508</text:p>
          </table:table-cell>
          <table:table-cell table:style-name="ce2"/>
          <table:table-cell table:style-name="ce2" office:value-type="float" office:value="5.23655" calcext:value-type="float">
            <text:p>5.23655</text:p>
          </table:table-cell>
          <table:table-cell office:value-type="float" office:value="696.899" calcext:value-type="float">
            <text:p>696.899</text:p>
          </table:table-cell>
          <table:table-cell office:value-type="float" office:value="63.9" calcext:value-type="float">
            <text:p>63.9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22900848557879" calcext:value-type="float">
            <text:p>5.22900848557879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float" office:value="0.982242314964559" calcext:value-type="float">
            <text:p>0.982242314964559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float" office:value="1.16693106910639" calcext:value-type="float">
            <text:p>1.16693106910639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9.12333793457119" calcext:value-type="float">
            <text:p>9.12333793457119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14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14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15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U16]-[.U15])/([.U15]-[.U14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16]/4.184" office:value-type="float" office:value="4.79238786204111" calcext:value-type="float">
            <text:p>4.7923878620411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50.529" calcext:value-type="float">
            <text:p>1150.529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</table:table>
      <table:table table:name="3q" table:style-name="ta1">
        <table:shapes>
          <draw:frame draw:z-index="0" draw:style-name="gr1" draw:text-style-name="P1" svg:width="351.21pt" svg:height="202.54pt" svg:x="27.33pt" svg:y="184.4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8.09pt" svg:height="190.23pt" svg:x="436.37pt" svg:y="193.78pt">
            <draw:object draw:notify-on-update-of-ranges="3q.G5:3q.G7 3q.G5:3q.G7 3q.L5:3q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9"/>
          <table:table-cell table:number-columns-repeated="3"/>
          <table:table-cell table:style-name="ce1" office:value-type="string" calcext:value-type="string" table:number-columns-spanned="5" table:number-rows-spanned="1">
            <text:p>BCFL=ZERO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_pygbe+mem</text:p>
          </table:table-cell>
          <table:table-cell table:style-name="ce2"/>
          <table:table-cell table:style-name="ce2" office:value-type="string" calcext:value-type="string">
            <text:p>APBS (mdh)</text:p>
          </table:table-cell>
          <table:table-cell table:style-name="ce2" office:value-type="string" calcext:value-type="string">
            <text:p>Tiempo_APBS</text:p>
          </table:table-cell>
          <table:table-cell table:style-name="ce2" office:value-type="string" calcext:value-type="string">
            <text:p>APBSmem</text:p>
          </table:table-cell>
          <table:table-cell table:style-name="ce2" office:value-type="string" calcext:value-type="string">
            <text:p>Tiempo_APBSmem</text:p>
          </table:table-cell>
          <table:table-cell table:style-name="ce2" office:value-type="string" calcext:value-type="string">
            <text:p>APBS+mem</text:p>
          </table:table-cell>
          <table:table-cell table:number-columns-repeated="3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style-name="ce2" table:number-columns-repeated="5"/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0.703972" calcext:value-type="float">
            <text:p>-90.703972</text:p>
          </table:table-cell>
          <table:table-cell table:style-name="ce2"/>
          <table:table-cell table:style-name="ce2" office:value-type="float" office:value="47.973011" calcext:value-type="float">
            <text:p>47.973011</text:p>
          </table:table-cell>
          <table:table-cell office:value-type="string" calcext:value-type="string">
            <text:p>45.785068 s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1.00429709" calcext:value-type="float">
            <text:p>-91.00429709</text:p>
          </table:table-cell>
          <table:table-cell table:style-name="ce2" office:value-type="string" calcext:value-type="string">
            <text:p>4.35899710655 s</text:p>
          </table:table-cell>
          <table:table-cell table:style-name="ce2" office:value-type="float" office:value="134.6479685" calcext:value-type="float">
            <text:p>134.6479685</text:p>
          </table:table-cell>
          <table:table-cell table:style-name="ce2" office:value-type="string" calcext:value-type="string">
            <text:p>14.30220294 s</text:p>
          </table:table-cell>
          <table:table-cell table:style-name="ce2" table:formula="of:=[.J5]+[.H5]" office:value-type="float" office:value="43.64367141" calcext:value-type="float">
            <text:p>43.6436714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89.4614374" calcext:value-type="float">
            <text:p>-89.4614374</text:p>
          </table:table-cell>
          <table:table-cell table:style-name="ce2"/>
          <table:table-cell table:style-name="ce2" office:value-type="float" office:value="138.9510116" calcext:value-type="float">
            <text:p>138.9510116</text:p>
          </table:table-cell>
          <table:table-cell table:style-name="ce2"/>
          <table:table-cell table:style-name="ce2" table:formula="of:=[.R5]+[.P5]" office:value-type="float" office:value="49.4895742" calcext:value-type="float">
            <text:p>49.4895742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5]*[.T7]-[.T6]*[.T6])/([.T7]+[.T5]-2*[.T6])" office:value-type="float" office:value="47.8129573193245" calcext:value-type="float">
            <text:p>47.8129573193245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9]/[.W5]))*100" office:value-type="float" office:value="0.222085390980575" calcext:value-type="float">
            <text:p>0.222085390980575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0.391445" calcext:value-type="float">
            <text:p>-90.391445</text:p>
          </table:table-cell>
          <table:table-cell table:style-name="ce2"/>
          <table:table-cell table:style-name="ce2" office:value-type="float" office:value="47.841024" calcext:value-type="float">
            <text:p>47.841024</text:p>
          </table:table-cell>
          <table:table-cell office:value-type="string" calcext:value-type="string">
            <text:p>175.921876 s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0.45518573" calcext:value-type="float">
            <text:p>-90.45518573</text:p>
          </table:table-cell>
          <table:table-cell table:style-name="ce2" office:value-type="string" calcext:value-type="string">
            <text:p>34.8154320717 s</text:p>
          </table:table-cell>
          <table:table-cell table:style-name="ce2" office:value-type="float" office:value="134.1003092" calcext:value-type="float">
            <text:p>134.1003092</text:p>
          </table:table-cell>
          <table:table-cell table:style-name="ce2" office:value-type="string" calcext:value-type="string">
            <text:p>104.584587097 s</text:p>
          </table:table-cell>
          <table:table-cell table:style-name="ce2" table:formula="of:=[.J6]+[.H6]" office:value-type="float" office:value="43.64512347" calcext:value-type="float">
            <text:p>43.64512347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86.56362444" calcext:value-type="float">
            <text:p>-86.56362444</text:p>
          </table:table-cell>
          <table:table-cell table:style-name="ce2"/>
          <table:table-cell table:style-name="ce2" office:value-type="float" office:value="135.5360148" calcext:value-type="float">
            <text:p>135.5360148</text:p>
          </table:table-cell>
          <table:table-cell table:style-name="ce2"/>
          <table:table-cell table:style-name="ce2" table:formula="of:=[.R6]+[.P6]" office:value-type="float" office:value="48.97239036" calcext:value-type="float">
            <text:p>48.97239036</text:p>
          </table:table-cell>
          <table:table-cell table:number-columns-repeated="2"/>
          <table:table-cell table:formula="of:=LN(([.T7]-[.T6])/([.T6]-[.T5]))/LN(0.5)" office:value-type="float" office:value="0.532133555923475" calcext:value-type="float">
            <text:p>0.5321335559234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0.252742" calcext:value-type="float">
            <text:p>-90.252742</text:p>
          </table:table-cell>
          <table:table-cell table:style-name="ce2"/>
          <table:table-cell table:style-name="ce2" office:value-type="float" office:value="47.774469" calcext:value-type="float">
            <text:p>47.774469</text:p>
          </table:table-cell>
          <table:table-cell office:value-type="string" calcext:value-type="string">
            <text:p>705.240516 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0.2567014" calcext:value-type="float">
            <text:p>-90.2567014</text:p>
          </table:table-cell>
          <table:table-cell table:style-name="ce2" office:value-type="string" calcext:value-type="string">
            <text:p>291.036607027 s</text:p>
          </table:table-cell>
          <table:table-cell table:style-name="ce2" office:value-type="float" office:value="133.982408306" calcext:value-type="float">
            <text:p>133.982408306</text:p>
          </table:table-cell>
          <table:table-cell table:style-name="ce2" office:value-type="string" calcext:value-type="string">
            <text:p>890.035975 s</text:p>
          </table:table-cell>
          <table:table-cell table:style-name="ce2" table:formula="of:=[.J7]+[.H7]" office:value-type="float" office:value="43.725706906" calcext:value-type="float">
            <text:p>43.725706906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85.67547755" calcext:value-type="float">
            <text:p>-85.67547755</text:p>
          </table:table-cell>
          <table:table-cell table:style-name="ce2"/>
          <table:table-cell table:style-name="ce2" office:value-type="float" office:value="134.2902191" calcext:value-type="float">
            <text:p>134.2902191</text:p>
          </table:table-cell>
          <table:table-cell table:style-name="ce2"/>
          <table:table-cell table:style-name="ce2" table:formula="of:=[.R7]+[.P7]" office:value-type="float" office:value="48.61474155" calcext:value-type="float">
            <text:p>48.61474155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5]*[.E7]-[.E6]*[.E6])/([.E5]+[.E7]-2*[.E6])" office:value-type="float" office:value="47.7067717261225" calcext:value-type="float">
            <text:p>47.7067717261225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5]*[.L7]-[.L6]*[.L6])/([.L5]+[.L7]-2*[.L6])" office:value-type="float" office:value="43.6436447647124" calcext:value-type="float">
            <text:p>43.6436447647124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7]-[.E6])/([.E6]-[.E5]))/LN(0.5)" office:value-type="float" office:value="0.987776879992443" calcext:value-type="float">
            <text:p>0.987776879992443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7]-[.L6])/([.L6]-[.L5]))/LN(2)" office:value-type="float" office:value="5.7943103492057" calcext:value-type="float">
            <text:p>5.7943103492057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number-columns-repeated="2"/>
          <table:table-cell table:formula="of:=LN(([.C7]-[.C6])/([.C6]-[.C5]))/LN(0.5)" office:value-type="float" office:value="1.17198184126636" calcext:value-type="float">
            <text:p>1.17198184126636</text:p>
          </table:table-cell>
          <table:table-cell table:number-columns-repeated="12"/>
          <table:table-cell table:style-name="ce1" office:value-type="string" calcext:value-type="string" table:number-columns-spanned="5" table:number-rows-spanned="1">
            <text:p>BCFL=S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9]/[.L9])-1)*100" office:value-type="float" office:value="9.30977919766982" calcext:value-type="float">
            <text:p>9.30977919766982</text:p>
          </table:table-cell>
          <table:table-cell table:number-columns-repeated="11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74" calcext:value-type="float">
            <text:p>-94.30731674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14]+[.P14]" office:value-type="float" office:value="44.64074496" calcext:value-type="float">
            <text:p>44.64074496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14]*[.T16]-[.T15]*[.T15])/([.T16]+[.T14]-2*[.T15])" office:value-type="float" office:value="42.9640690718946" calcext:value-type="float">
            <text:p>42.9640690718946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27" calcext:value-type="float">
            <text:p>-91.41024227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15]+[.P15]" office:value-type="float" office:value="44.12376293" calcext:value-type="float">
            <text:p>44.12376293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76" calcext:value-type="float">
            <text:p>-90.52185676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16]+[.P16]" office:value-type="float" office:value="43.76618584" calcext:value-type="float">
            <text:p>43.76618584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5" table:number-rows-spanned="1">
            <text:p>BCFL=M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62" calcext:value-type="float">
            <text:p>-94.30731662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23]+[.P23]" office:value-type="float" office:value="44.64074508" calcext:value-type="float">
            <text:p>44.64074508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23]*[.T25]-[.T24]*[.T24])/([.T25]+[.T23]-2*[.T24])" office:value-type="float" office:value="42.964069191894" calcext:value-type="float">
            <text:p>42.964069191894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15" calcext:value-type="float">
            <text:p>-91.41024215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24]+[.P24]" office:value-type="float" office:value="44.12376305" calcext:value-type="float">
            <text:p>44.12376305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64" calcext:value-type="float">
            <text:p>-90.52185664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25]+[.P25]" office:value-type="float" office:value="43.76618596" calcext:value-type="float">
            <text:p>43.766185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centered_ion.I6:centered_ion.N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4:29:52.224412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7-20T19:46:06.465637387</dc:date>
    <meta:editing-duration>PT4H28M11S</meta:editing-duration>
    <meta:editing-cycles>8</meta:editing-cycles>
    <meta:generator>LibreOffice/6.0.7.3$Linux_X86_64 LibreOffice_project/00m0$Build-3</meta:generator>
    <meta:document-statistic meta:table-count="2" meta:cell-count="2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5.258441">
                <text:p>5.258441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I6:centered_ion.I8 centered_ion.N6:centered_ion.N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I6:centered_ion.I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N6:centered_ion.N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I6:centered_ion.I8</svg:desc>
                </draw:g>
              </table:table-cell>
              <table:table-cell office:value-type="float" office:value="4.763693291">
                <text:p>4.763693291</text:p>
                <draw:g>
                  <svg:desc>centered_ion.N6:centered_ion.N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4.504259">
                <text:p>4.504259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3" chart:maximum="4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8cm" svg:height="6.712cm" xlink:href=".." xlink:type="simple" chart:class="chart:line" chart:style-name="ch1">
        <chart:plot-area chart:style-name="ch2" table:cell-range-address="3q.G5:3q.G7 3q.L5:3q.L7" chart:data-source-has-labels="both" svg:x="0.238cm" svg:y="0.134cm" svg:width="11.452cm" svg:height="6.444cm">
          <chartooo:coordinate-region svg:x="1.15cm" svg:y="0.333cm" svg:width="10.3cm" svg:height="5.598cm"/>
          <chart:axis chart:dimension="x" chart:name="primary-x" chart:style-name="ch3" chartooo:axis-type="auto">
            <chartooo:date-scale/>
            <chart:categories table:cell-range-address="3q.G5:3q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q.L5:3q.L7" chart:label-cell-address="3q.G5:3q.G7" chart:class="chart:line">
            <chart:data-point chart:repeated="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 0.2 0.1</text:p>
                <text:list>
                  <text:list-item>
                    <text:p>0.4</text:p>
                  </text:list-item>
                  <text:list-item>
                    <text:p>0.2</text:p>
                  </text:list-item>
                  <text:list-item>
                    <text:p>0.1</text:p>
                  </text:list-item>
                </text:list>
                <draw:g>
                  <svg:desc>3q.G5:3q.G7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3q.G5:3q.G7</svg:desc>
                </draw:g>
              </table:table-cell>
              <table:table-cell office:value-type="float" office:value="43.64367141">
                <text:p>43.64367141</text:p>
                <draw:g>
                  <svg:desc>3q.L5:3q.L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3.64512347">
                <text:p>43.6451234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3.725706906">
                <text:p>43.725706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